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swiss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311cm" fo:min-width="24.392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811cm" fo:min-width="24.392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3.814cm" fo:min-width="0.643cm"/>
    </style:style>
    <style:style style:name="gr4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3.802cm" fo:min-width="0.642cm"/>
    </style:style>
    <style:style style:name="gr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7.37cm" fo:min-width="6.358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.143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143cm"/>
    </style:style>
    <style:style style:name="gr1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2.798cm" fo:min-width="6.358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993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.14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6600" style:font-name="LM Roman 1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loext:graphic-properties draw:fill="none" draw:fill-color="#ffffff"/>
      <style:text-properties fo:color="#0000ff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text-properties fo:color="#0000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  <style:text-properties fo:color="#ce181e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>
      <style:text-properties fo:color="#009900"/>
    </style:style>
    <style:style style:name="P12" style:family="paragraph">
      <loext:graphic-properties draw:fill="none" draw:fill-color="#ffffff"/>
      <style:text-properties fo:color="#009900" style:font-name="LM Roman 1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color="#006600" style:font-name="DejaVu Sans Light" fo:font-size="10pt" fo:font-style="italic" fo:font-weight="bold" style:font-name-asian="DejaVu Sans Light" style:font-size-asian="10pt" style:font-style-asian="italic" style:font-weight-asian="bold" style:font-name-complex="DejaVu Sans Light" style:font-size-complex="10pt" style:font-style-complex="italic" style:font-weight-complex="bold"/>
    </style:style>
    <style:style style:name="T2" style:family="text">
      <style:text-properties fo:color="#0000ff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3" style:family="text">
      <style:text-properties fo:color="#000000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4" style:family="text">
      <style:text-properties fo:color="#ce181e" style:font-name="LM Roman 10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5" style:family="text">
      <style:text-properties fo:color="#009900" style:font-name="LM Roman 10" fo:font-size="24pt" fo:font-style="italic" fo:font-weight="bold" style:font-name-asian="DejaVu Sans Light" style:font-size-asian="24pt" style:font-style-asian="italic" style:font-weight-asian="bold" style:font-name-complex="DejaVu Sans Light" style:font-size-complex="24pt" style:font-style-complex="italic" style:font-weight-complex="bold"/>
    </style:style>
    <style:style style:name="T6" style:family="text">
      <style:text-properties fo:color="#009900" style:text-position="-33% 58%" style:font-name="LM Roman 10" fo:font-size="24pt" fo:font-style="italic" fo:font-weight="bold" style:font-name-asian="DejaVu Sans Light" style:font-size-asian="24pt" style:font-style-asian="italic" style:font-weight-asian="bold" style:font-name-complex="DejaVu Sans Light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92cm" svg:height="0.561cm" svg:x="1.269cm" svg:y="4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92cm" svg:height="1.061cm" svg:x="1.269cm" svg:y="4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5cm" svg:height="12.192cm" draw:transform="skewX (0.000174532925199432) rotate (0.552222175331006) translate (9.418cm 2.2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.282cm" svg:height="12.155cm" draw:transform="skewX (-0.00331612557878924) rotate (-2.59094127458558) translate (15.314cm 7.3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858cm" svg:height="7.62cm" svg:x="11.43cm" svg:y="5.40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395cm" svg:y1="1.675cm" svg:x2="16.785cm" svg:y2="12.047cm">
          <text:p/>
        </draw:line>
        <draw:frame draw:style-name="gr7" draw:text-style-name="P5" draw:layer="layout" svg:width="0.726cm" svg:height="0.662cm" svg:x="15.883cm" svg:y="11.416cm">
          <draw:text-box>
            <text:p><text:span text:style-name="T1">β</text:span></text:p>
          </draw:text-box>
        </draw:frame>
        <draw:frame draw:style-name="gr8" draw:text-style-name="P6" draw:layer="layout" svg:width="1.778cm" svg:height="0.971cm" svg:x="12.701cm" svg:y="4.199cm">
          <draw:text-box>
            <text:p><text:span text:style-name="T2">(y,z)</text:span></text:p>
          </draw:text-box>
        </draw:frame>
        <draw:line draw:style-name="gr9" draw:text-style-name="P4" draw:layer="layout" svg:x1="10.415cm" svg:y1="12.015cm" svg:x2="22.606cm" svg:y2="12.088cm">
          <text:p/>
        </draw:line>
        <draw:frame draw:style-name="gr10" draw:text-style-name="P8" draw:layer="layout" svg:width="4.318cm" svg:height="2.411cm" svg:x="18.034cm" svg:y="11.176cm">
          <draw:text-box>
            <text:p text:style-name="P7"><text:span text:style-name="T3">Center of FOV</text:span></text:p>
          </draw:text-box>
        </draw:frame>
        <draw:custom-shape draw:style-name="gr11" draw:text-style-name="P1" draw:layer="layout" svg:width="6.858cm" svg:height="3.048cm" svg:x="9.144cm" svg:y="1.248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1.56cm" svg:y1="4.317cm" svg:x2="11.938cm" svg:y2="4.826cm">
          <text:p/>
        </draw:line>
        <draw:line draw:style-name="gr12" draw:text-style-name="P4" draw:layer="layout" svg:x1="12.52cm" svg:y1="4.31cm" svg:x2="12.768cm" svg:y2="4.81cm">
          <text:p/>
        </draw:line>
        <draw:line draw:style-name="gr12" draw:text-style-name="P4" draw:layer="layout" svg:x1="13.192cm" svg:y1="5.378cm" svg:x2="12.768cm" svg:y2="4.81cm">
          <text:p/>
        </draw:line>
        <draw:line draw:style-name="gr12" draw:text-style-name="P4" draw:layer="layout" svg:x1="12.192cm" svg:y1="5.378cm" svg:x2="11.938cm" svg:y2="4.826cm">
          <text:p/>
        </draw:line>
        <draw:frame draw:style-name="gr8" draw:text-style-name="P10" draw:layer="layout" svg:width="3.302cm" svg:height="0.971cm" svg:x="15.494cm" svg:y="11.879cm">
          <draw:text-box>
            <text:p text:style-name="P9"><text:span text:style-name="T4">Focal (y,z)</text:span></text:p>
          </draw:text-box>
        </draw:frame>
        <draw:line draw:style-name="gr13" draw:text-style-name="P4" draw:layer="layout" svg:x1="12.322cm" svg:y1="4.813cm" svg:x2="12.322cm" svg:y2="12.015cm">
          <text:p/>
        </draw:line>
        <draw:frame draw:style-name="gr14" draw:text-style-name="P12" draw:layer="layout" svg:width="3.302cm" svg:height="1.648cm" svg:x="12.322cm" svg:y="8.512cm">
          <draw:text-box>
            <text:p text:style-name="P11"><text:span text:style-name="T5">r</text:span><text:span text:style-name="T6">R</text:span><text:span text:style-name="T6">o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swiss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10:18:30.077935635</meta:creation-date>
    <dc:date>2018-06-29T15:13:47.057302298</dc:date>
    <meta:editing-duration>PT1H16M49S</meta:editing-duration>
    <meta:editing-cycles>15</meta:editing-cycles>
    <meta:generator>LibreOffice/6.0.4.2$Linux_X86_64 LibreOffice_project/00m0$Build-2</meta:generator>
    <meta:document-statistic meta:object-count="41"/>
  </office:meta>
</office:document-meta>
</file>